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break-before="page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A Bonk Age: 40</text:p>
      <text:p text:style-name="P1"/>
      <text:p text:style-name="P1">130 Lucina DrHypoluxo, FL 33462 6018</text:p>
      <text:p text:style-name="P1">Palm Beach County Last reported in November of 2019 </text:p>
      <text:p text:style-name="P1"/>
      <text:p text:style-name="P1">(561) 602-1699</text:p>
      <text:p text:style-name="P1"/>
      <text:p text:style-name="P1">Wireless New Cingular Wireless PCS LLC - GA Last reported in November of 2019</text:p>
      <text:p text:style-name="P1">(561) 318-5359</text:p>
      <text:p text:style-name="P1"/>
      <text:p text:style-name="P1">LandLine/Services Comcast Phone of Florida LLC - FL Last reported in September of 2019</text:p>
      <text:p text:style-name="P1">(561) 586-8963</text:p>
      <text:p text:style-name="P1"/>
      <text:p text:style-name="P1">LandLine/Services Bellsouth Telecommunications Inc dba Southern Bell Telephone &amp; Telegraph Last reported in September of 2019 </text:p>
      <text:p text:style-name="P1"/>
      <text:p text:style-name="P1">Email Addresses</text:p>
      <text:p text:style-name="P1">johnbonk@bellsouth.net | jbonk@yahoo.com</text:p>
      <text:p text:style-name="P1">Other observed names</text:p>
      <text:p text:style-name="P1">John Peter Bonk | John P Bonk | John Bank | John P Bonk | John A Bonk | John Bank | John Bank</text:p>
      <text:p text:style-name="P1"/>
      <text:p text:style-name="P1">Address History</text:p>
      <text:p text:style-name="P1">690 Manatee Bay DrBoynton Beach, FL 33435 2800</text:p>
      <text:p text:style-name="P1"/>
      <text:p text:style-name="P1">Palm Beach County Last reported in April of 2007</text:p>
      <text:p text:style-name="P1">917 W Drew StLantana, FL 33462 4317</text:p>
      <text:p text:style-name="P1"/>
      <text:p text:style-name="P1">Palm Beach County Last reported in December of 2006</text:p>
      <text:p text:style-name="P1">2425 2nd Ave NLake Worth, FL 33461</text:p>
      <text:p text:style-name="P1"/>
      <text:p text:style-name="P1">Palm Beach County Last reported in March of 2012</text:p>
      <text:p text:style-name="P1">905 9th WayWest Palm Bch, FL 33407 6689</text:p>
      <text:p text:style-name="P1"/>
      <text:p text:style-name="P1">Palm Beach County Last reported in October of 2005</text:p>
      <text:p text:style-name="P1">20205 Glenmoor DrWest Palm Beach, FL 33409 2819</text:p>
      <text:p text:style-name="P1"/>
      <text:p text:style-name="P1">Palm Beach County Last reported in December of 2004</text:p>
      <text:p text:style-name="P1">123 S Golfview RdLake Worth, FL 33460 4249</text:p>
      <text:p text:style-name="P1"/>
      <text:p text:style-name="P1">Palm Beach County Last reported in April of 2003</text:p>
      <text:p text:style-name="P1">19204 Glenmoor DrWest Palm Beach, FL 33409 2787</text:p>
      <text:p text:style-name="P1"/>
      <text:p text:style-name="P1">Palm Beach County Last reported in April of 2002</text:p>
      <text:p text:style-name="P1">20205 Glenmoor DrWest Palm Bch, FL 33409 2819</text:p>
      <text:p text:style-name="P1"/>
      <text:p text:style-name="P1">Palm Beach County Last reported in February of 2002</text:p>
      <text:p text:style-name="P1">2425 2nd Ave NLake Worth, FL 33461 3240</text:p>
      <text:p text:style-name="P1"/>
      <text:p text:style-name="P1">Palm Beach County Last reported in March of 2012</text:p>
      <text:p text:style-name="P1">905 9th WayWest Palm Beach, FL 33407 6689</text:p>
      <text:p text:style-name="P1"/>
      <text:p text:style-name="P1">Palm Beach County Last reported in June of 2000</text:p>
      <text:p text:style-name="P1">2425 2nd Ave APT 52 NLake Worth, FL 33461 0919</text:p>
      <text:p text:style-name="P1"/>
      <text:p text:style-name="P1">Palm Beach County Last reported in May of 1999</text:p>
      <text:p text:style-name="P1">13780 Harper RdStrongsville, OH 44149 3952</text:p>
      <text:p text:style-name="P1"/>
      <text:p text:style-name="P1">Cuyahoga County Last reported in September of 1998</text:p>
      <text:p text:style-name="P2">James Andrew Gedra JR Age: 40</text:p>
      <text:p text:style-name="P1">Current Address</text:p>
      <text:p text:style-name="P1">100 Hope StRumford, RI 02916 1610</text:p>
      <text:p text:style-name="P1"/>
      <text:p text:style-name="P1">Providence County Last reported in November of 2019</text:p>
      <text:p text:style-name="P1">Phone Numbers</text:p>
      <text:p text:style-name="P1">(513) 218-8960</text:p>
      <text:p text:style-name="P1"/>
      <text:p text:style-name="P1">Wireless Cellco Partnership dba Verizon Wireless - OH Last reported in November of 2019</text:p>
      <text:p text:style-name="P1">(440) 779-9135</text:p>
      <text:p text:style-name="P1"/>
      <text:p text:style-name="P1">LandLine/Services Ameritech Ohio Last reported in June of 2019</text:p>
      <text:p text:style-name="P1">(513) 871-5594</text:p>
      <text:p text:style-name="P1"/>
      <text:p text:style-name="P1">LandLine/Services Cincinnati Bell Telephone Company LLC Last reported in November of 2015</text:p>
      <text:p text:style-name="P1">Full Background Report</text:p>
      <text:p text:style-name="P1"/>
      <text:p text:style-name="P1">Email Addresses</text:p>
      <text:p text:style-name="P1">jgedra@comcast.net | jgedra@bellatlantic.net | jgedra1@gmail.com | jgedra@gmail.com | jgedra@aol.com</text:p>
      <text:p text:style-name="P1">Other observed names</text:p>
      <text:p text:style-name="P1">James Gedra | James Andrew Gedra | James A Gedra JR | James A Gedra | James Gedra</text:p>
      <text:p text:style-name="P1">Address History</text:p>
      <text:p text:style-name="P1">411 Bermuda WayLouisville, KY 40243 1509</text:p>
      <text:p text:style-name="P1"/>
      <text:p text:style-name="P1">Jefferson County Last reported in September of 2015</text:p>
      <text:p text:style-name="P1">4112 Springbourne Way APT 200Louisville, KY 40241 5180</text:p>
      <text:p text:style-name="P1"/>
      <text:p text:style-name="P1">Jefferson County Last reported in March of 2012</text:p>
      <text:p text:style-name="P1">915 Southwood Dr APT BMurray, KY 42071 1626</text:p>
      <text:p text:style-name="P1"/>
      <text:p text:style-name="P1">Calloway County Last reported in July of 2008</text:p>
      <text:p text:style-name="P1">3459 Kleybolte Ave APT 5Cincinnati, OH 45226 1951</text:p>
      <text:p text:style-name="P1"/>
      <text:p text:style-name="P1">Hamilton County Last reported in October of 2006</text:p>
      <text:p text:style-name="P1">1860 Seabreeze Ct APT 2CDayton, OH 45458 1757</text:p>
      <text:p text:style-name="P1"/>
      <text:p text:style-name="P1">Montgomery County Last reported in October of 2006</text:p>
      <text:p text:style-name="P1">121 S Johnson StAda, OH 45810 1231</text:p>
      <text:p text:style-name="P1"/>
      <text:p text:style-name="P1">Hardin County Last reported in May of 1999</text:p>
      <text:p text:style-name="P1">25191 Sunset OvalNorth Olmsted, OH 44070 4650</text:p>
      <text:p text:style-name="P1"/>
      <text:p text:style-name="P1">Cuyahoga County Last reported in March of 1995</text:p>
      <text:p text:style-name="P1">2130 Normandy DrFindlay, OH 45840 7739</text:p>
      <text:p text:style-name="P1"/>
      <text:p text:style-name="P1">Hancock County Last reported in December of 2007</text:p>
      <text:p text:style-name="P1">1860 Seabreeze Ct APT 2CCenterville, OH 45458 1757</text:p>
      <text:p text:style-name="P1"/>
      <text:p text:style-name="P1">Montgomery County Last reported in November of 2006</text:p>
      <text:p text:style-name="P1">Possible Relatives</text:p>
      <text:p text:style-name="P1">James E Gedra | James J Gedra | Jeanne T Demonte | Marilyn E Gedra | James J Najpaver JR | James J Najpaver | Roland J Demonte | Adam S Demonte | Audrey Lynn Demonte | Christin M Perez | Eriam W Dagia</text:p>
      <text:p text:style-name="P1">Possible Associates</text:p>
      <text:p text:style-name="P1">Elizabeth Squire | Anedra D Bozeman | Christopher D Myers | Deborah H Heintz | Demetrius Williams | Dennis R Jordan | Emily J Huckaby | Hyanghui Hui Kim | Ihab M Boulos | James P Heintz | Janell M Jordan</text:p>
      <text:p text:style-name="P1">Possible Businesses</text:p>
      <text:p text:style-name="P1">None found</text:p>
      <text:p text:style-name="P2">Joseph C Amato Age: 41 </text:p>
      <text:p text:style-name="P1">Current Address</text:p>
      <text:p text:style-name="Standard"><text:a xlink:type="simple" xlink:href="https://www.cyberbackgroundchecks.com/address/535-van-eaton-rd/xenia/oh" text:style-name="Internet_20_link" text:visited-style-name="Visited_20_Internet_20_Link"><text:span text:style-name="T1">535 Van Eaton RdXenia, OH 45385 7342</text:span></text:a><text:span text:style-name="T1"> </text:span></text:p>
      <text:p text:style-name="P1">Greene County Last reported in November of 2019 </text:p>
      <text:p text:style-name="P1"><text:s/></text:p>
      <text:p text:style-name="P1">Xenia, Ohio</text:p>
      <text:p text:style-name="Standard"><text:span text:style-name="Strong_20_Emphasis"><text:span text:style-name="T1">Population</text:span></text:span><text:span text:style-name="T1"><text:line-break/>26,193<text:line-break/>0.337% growth</text:span></text:p>
      <text:p text:style-name="Standard"><text:span text:style-name="Strong_20_Emphasis"><text:span text:style-name="T1">Median Age</text:span></text:span><text:span text:style-name="T1"><text:line-break/>38.9</text:span></text:p>
      <text:p text:style-name="Standard"><text:span text:style-name="Strong_20_Emphasis"><text:span text:style-name="T1">Median Household Income</text:span></text:span><text:span text:style-name="T1"><text:line-break/>$39,415<text:line-break/>2.57% growth</text:span></text:p>
      <text:p text:style-name="Standard"><text:span text:style-name="Strong_20_Emphasis"><text:span text:style-name="T1">Poverty Rate</text:span></text:span><text:span text:style-name="T1"><text:line-break/>22.8%</text:span></text:p>
      <text:p text:style-name="Standard"><text:span text:style-name="Strong_20_Emphasis"><text:span text:style-name="T1">Number of Employees</text:span></text:span><text:span text:style-name="T1"><text:line-break/>10,910<text:line-break/>3.77% growth</text:span></text:p>
      <text:p text:style-name="Standard"><text:span text:style-name="Strong_20_Emphasis"><text:span text:style-name="T1">Median Property Value</text:span></text:span><text:span text:style-name="T1"><text:line-break/>$93,100<text:line-break/>0.746% decline</text:span></text:p>
      <text:p text:style-name="Standard"><text:a xlink:type="simple" xlink:href="https://www.cyberbackgroundchecks.com/detail/joseph-c-amato/pidyqlgyalqqxzmqammbxy#moreCityStateInfo" text:style-name="Internet_20_link" text:visited-style-name="Visited_20_Internet_20_Link"><text:span text:style-name="T1">Read more about Xenia, Ohio...</text:span></text:a><text:span text:style-name="T1"> </text:span></text:p>
      <text:p text:style-name="P1"/>
      <text:p text:style-name="P1">Phone Numbers</text:p>
      <text:p text:style-name="Standard"><text:a xlink:type="simple" xlink:href="https://www.cyberbackgroundchecks.com/phone/614-937-0618" text:style-name="Internet_20_link" text:visited-style-name="Visited_20_Internet_20_Link"><text:span text:style-name="T1">(614) 937-0618</text:span></text:a></text:p>
      <text:p text:style-name="P1">Wireless Sprint Spectrum LP Last reported in November of 2019 </text:p>
      <text:p text:style-name="Standard"><text:a xlink:type="simple" xlink:href="https://www.cyberbackgroundchecks.com/phone/701-240-0844" text:style-name="Internet_20_link" text:visited-style-name="Visited_20_Internet_20_Link"><text:span text:style-name="T1">(701) 240-0844</text:span></text:a></text:p>
      <text:p text:style-name="P1">Wireless Cellco Partnership dba Verizon Wireless - ND Last reported in September of 2008 </text:p>
      <text:p text:style-name="Standard"><text:a xlink:type="simple" xlink:href="https://www.cyberbackgroundchecks.com/phone/937-352-6572" text:style-name="Internet_20_link" text:visited-style-name="Visited_20_Internet_20_Link"><text:span text:style-name="T1">(937) 352-6572</text:span></text:a></text:p>
      <text:p text:style-name="P1">LandLine/Services Time Warner Cable Information Services (Ohio) LLC - OH Last reported in February of 2017 </text:p>
      <text:p text:style-name="Standard"><text:a xlink:type="simple" xlink:href="https://www.cyberbackgroundchecks.com/phone/937-298-7943" text:style-name="Internet_20_link" text:visited-style-name="Visited_20_Internet_20_Link"><text:span text:style-name="T1">(937) 298-7943</text:span></text:a></text:p>
      <text:p text:style-name="P1">LandLine/Services Ameritech Ohio Last reported in October of 2005 </text:p>
      <text:p text:style-name="P1"/>
      <text:p text:style-name="P1">Email Addresses</text:p>
      <text:p text:style-name="P1">None found </text:p>
      <text:p text:style-name="P1"/>
      <text:p text:style-name="P1">Other observed names</text:p>
      <text:p text:style-name="P1">Joe L Amato</text:p>
      <text:p text:style-name="P1">| </text:p>
      <text:p text:style-name="P1">Joseph Amato</text:p>
      <text:p text:style-name="P1">| </text:p>
      <text:p text:style-name="P1">Joe Amato</text:p>
      <text:p text:style-name="P1">| </text:p>
      <text:p text:style-name="P1">Joseph C Amato</text:p>
      <text:p text:style-name="P1">| </text:p>
      <text:p text:style-name="P1">Joseph L Amato</text:p>
      <text:p text:style-name="P1">| </text:p>
      <text:p text:style-name="P1">Joseph Amato</text:p>
      <text:p text:style-name="P1"/>
      <text:p text:style-name="P1"/>
      <text:p text:style-name="P1">Address History</text:p>
      <text:p text:style-name="Standard"><text:a xlink:type="simple" xlink:href="https://www.cyberbackgroundchecks.com/address/535-van-eaton-rd/sugarcreek-township/oh" text:style-name="Internet_20_link" text:visited-style-name="Visited_20_Internet_20_Link"><text:span text:style-name="T1">535 Van Eaton RdSugarcreek Township, OH 45385 7342</text:span></text:a><text:span text:style-name="T1"> </text:span></text:p>
      <text:p text:style-name="P1">Greene County Last reported in September of 2016 </text:p>
      <text:p text:style-name="Standard"><text:a xlink:type="simple" xlink:href="https://www.cyberbackgroundchecks.com/address/10750-w-interstate-10/san-antonio/tx" text:style-name="Internet_20_link" text:visited-style-name="Visited_20_Internet_20_Link"><text:span text:style-name="T1">10750 W Interstate 10San Antonio, TX 78288 1600</text:span></text:a><text:span text:style-name="T1"> </text:span></text:p>
      <text:p text:style-name="P1">Bexar County Last reported in December of 1969 </text:p>
      <text:p text:style-name="Standard"><text:a xlink:type="simple" xlink:href="https://www.cyberbackgroundchecks.com/address/10750-w-ih-10/san-antonio/tx" text:style-name="Internet_20_link" text:visited-style-name="Visited_20_Internet_20_Link"><text:span text:style-name="T1">10750 W Ih 10San Antonio, TX 78288 1600</text:span></text:a><text:span text:style-name="T1"> </text:span></text:p>
      <text:p text:style-name="P1">Bexar County Last reported in January of 2010 </text:p>
      <text:p text:style-name="Standard"><text:a xlink:type="simple" xlink:href="https://www.cyberbackgroundchecks.com/address/210-farr-dr/springboro/oh" text:style-name="Internet_20_link" text:visited-style-name="Visited_20_Internet_20_Link"><text:span text:style-name="T1">210 Farr DrSpringboro, OH 45066 8591</text:span></text:a><text:span text:style-name="T1"> </text:span></text:p>
      <text:p text:style-name="P1">Warren County Last reported in September of 2008 </text:p>
      <text:p text:style-name="Standard"><text:a xlink:type="simple" xlink:href="https://www.cyberbackgroundchecks.com/address/104-tangley-rd-apt-2/minot-afb/nd" text:style-name="Internet_20_link" text:visited-style-name="Visited_20_Internet_20_Link"><text:span text:style-name="T1">104 Tangley Rd APT 2Minot Afb, ND 58704 2327</text:span></text:a><text:span text:style-name="T1"> </text:span></text:p>
      <text:p text:style-name="P1">Ward County Last reported in September of 2008 </text:p>
      <text:section text:style-name="Sect1" text:name="0a64369b-56dc-4f4b-a756-bf208e6bf991">
        <text:p text:style-name="Standard"><text:a xlink:type="simple" xlink:href="https://www.cyberbackgroundchecks.com/address/823-red-maple-dr/dayton/oh" text:style-name="Internet_20_link" text:visited-style-name="Visited_20_Internet_20_Link"><text:span text:style-name="T1">823 Red Maple DrDayton, OH 45433 1142</text:span></text:a><text:span text:style-name="T1"> </text:span></text:p>
        <text:p text:style-name="P1">Greene County Last reported in June of 2007 </text:p>
        <text:p text:style-name="Standard"><text:a xlink:type="simple" xlink:href="https://www.cyberbackgroundchecks.com/address/1251-hurst-dr/enid/ok" text:style-name="Internet_20_link" text:visited-style-name="Visited_20_Internet_20_Link"><text:span text:style-name="T1">1251 Hurst DrEnid, OK 73703 8557</text:span></text:a><text:span text:style-name="T1"> </text:span></text:p>
        <text:p text:style-name="P1">Garfield County Last reported in May of 2007 </text:p>
        <text:p text:style-name="Standard"><text:a xlink:type="simple" xlink:href="https://www.cyberbackgroundchecks.com/address/465-alton-rd/galloway/oh" text:style-name="Internet_20_link" text:visited-style-name="Visited_20_Internet_20_Link"><text:span text:style-name="T1">465 Alton RdGalloway, OH 43119 9542</text:span></text:a><text:span text:style-name="T1"> </text:span></text:p>
        <text:p text:style-name="P1">Franklin County Last reported in January of 2006 </text:p>
        <text:p text:style-name="Standard"><text:a xlink:type="simple" xlink:href="https://www.cyberbackgroundchecks.com/address/2300-d-st/dayton/oh" text:style-name="Internet_20_link" text:visited-style-name="Visited_20_Internet_20_Link"><text:span text:style-name="T1">2300 D StDayton, OH 45433 7249</text:span></text:a><text:span text:style-name="T1"> </text:span></text:p>
        <text:p text:style-name="P1">Greene County Last reported in January of 2013 </text:p>
        <text:p text:style-name="Standard"><text:a xlink:type="simple" xlink:href="https://www.cyberbackgroundchecks.com/address/90-mcchord-st-unit-5000/hickam-afb/hi" text:style-name="Internet_20_link" text:visited-style-name="Visited_20_Internet_20_Link"><text:span text:style-name="T1">90 Mcchord St UNIT 5000Hickam Afb, HI 96853 5699</text:span></text:a><text:span text:style-name="T1"> </text:span></text:p>
        <text:p text:style-name="P1">Honolulu County Last reported in September of 2010 </text:p>
        <text:p text:style-name="Standard"><text:a xlink:type="simple" xlink:href="https://www.cyberbackgroundchecks.com/address/6721-lookout-lodge-ln-unit-3/north-las-vegas/nv" text:style-name="Internet_20_link" text:visited-style-name="Visited_20_Internet_20_Link"><text:span text:style-name="T1">6721 Lookout Lodge Ln UNIT 3North Las Vegas, NV 89084 3324</text:span></text:a><text:span text:style-name="T1"> </text:span></text:p>
        <text:p text:style-name="P1">Clark County Last reported in March of 2010 </text:p>
        <text:p text:style-name="Standard"><text:a xlink:type="simple" xlink:href="https://www.cyberbackgroundchecks.com/address/2530-heather-hills-rd-apt-a/toledo/oh" text:style-name="Internet_20_link" text:visited-style-name="Visited_20_Internet_20_Link"><text:span text:style-name="T1">2530 Heather Hills Rd APT AToledo, OH 43614 4709</text:span></text:a><text:span text:style-name="T1"> </text:span></text:p>
        <text:p text:style-name="P1">Lucas County Last reported in December of 2006 </text:p>
        <text:p text:style-name="Standard"><text:a xlink:type="simple" xlink:href="https://www.cyberbackgroundchecks.com/address/200-fields-st/enid/ok" text:style-name="Internet_20_link" text:visited-style-name="Visited_20_Internet_20_Link"><text:span text:style-name="T1">200 Fields StEnid, OK 73705 5700</text:span></text:a><text:span text:style-name="T1"> </text:span></text:p>
        <text:p text:style-name="P1">Garfield County Last reported in July of 2006 </text:p>
        <text:p text:style-name="Standard"><text:a xlink:type="simple" xlink:href="https://www.cyberbackgroundchecks.com/address/2687-cobble-cir-apt-11/moraine/oh" text:style-name="Internet_20_link" text:visited-style-name="Visited_20_Internet_20_Link"><text:span text:style-name="T1">2687 Cobble Cir APT 11Moraine, OH 45439 5169</text:span></text:a><text:span text:style-name="T1"> </text:span></text:p>
        <text:p text:style-name="P1">Montgomery County Last reported in October of 2005 </text:p>
        <text:p text:style-name="Standard"><text:a xlink:type="simple" xlink:href="https://www.cyberbackgroundchecks.com/address/5665-mount-athos-st/north-las-vegas/nv" text:style-name="Internet_20_link" text:visited-style-name="Visited_20_Internet_20_Link"><text:span text:style-name="T1">5665 Mount Athos StNorth Las Vegas, NV 89031 3449</text:span></text:a><text:span text:style-name="T1"> </text:span></text:p>
        <text:p text:style-name="P1">Clark County Last reported in September of 2005 </text:p>
        <text:p text:style-name="Standard"><text:a xlink:type="simple" xlink:href="https://www.cyberbackgroundchecks.com/address/3153-dorris-ave/columbus/oh" text:style-name="Internet_20_link" text:visited-style-name="Visited_20_Internet_20_Link"><text:span text:style-name="T1">3153 Dorris AveColumbus, OH 43202 1916</text:span></text:a><text:span text:style-name="T1"> </text:span></text:p>
        <text:p text:style-name="P1">Franklin County Last reported in May of 2005 </text:p>
        <text:p text:style-name="Standard"><text:a xlink:type="simple" xlink:href="https://www.cyberbackgroundchecks.com/address/90-e-14th-ave/columbus/oh" text:style-name="Internet_20_link" text:visited-style-name="Visited_20_Internet_20_Link"><text:span text:style-name="T1">90 E 14th AveColumbus, OH 43201 1817</text:span></text:a><text:span text:style-name="T1"> </text:span></text:p>
        <text:p text:style-name="P1">Franklin County Last reported in November of 2004 </text:p>
        <text:p text:style-name="Standard"><text:a xlink:type="simple" xlink:href="https://www.cyberbackgroundchecks.com/address/2121-tuttle-park-pl/columbus/oh" text:style-name="Internet_20_link" text:visited-style-name="Visited_20_Internet_20_Link"><text:span text:style-name="T1">2121 Tuttle Park PlColumbus, OH 43210 1102</text:span></text:a><text:span text:style-name="T1"> </text:span></text:p>
        <text:p text:style-name="P1">Franklin County Last reported in January of 2004 </text:p>
        <text:p text:style-name="Standard"><text:a xlink:type="simple" xlink:href="https://www.cyberbackgroundchecks.com/address/2121-tuttle-park-pl/columbus/oh" text:style-name="Internet_20_link" text:visited-style-name="Visited_20_Internet_20_Link"><text:span text:style-name="T1">2121 Tuttle Park PlColumbus, OH 43210 1102</text:span></text:a><text:span text:style-name="T1"> </text:span></text:p>
        <text:p text:style-name="P1">Franklin County Last reported in January of 2004 </text:p>
        <text:p text:style-name="Standard"><text:a xlink:type="simple" xlink:href="https://www.cyberbackgroundchecks.com/address/1900-wooster-rd-apt-6/rocky-river/oh" text:style-name="Internet_20_link" text:visited-style-name="Visited_20_Internet_20_Link"><text:span text:style-name="T1">1900 Wooster Rd APT 6Rocky River, OH 44116 1959</text:span></text:a><text:span text:style-name="T1"> </text:span></text:p>
        <text:p text:style-name="P1">Cuyahoga County Last reported in October of 2002 </text:p>
        <text:p text:style-name="Standard"><text:a xlink:type="simple" xlink:href="https://www.cyberbackgroundchecks.com/address/1212-hooli-cir/pearl-city/hi" text:style-name="Internet_20_link" text:visited-style-name="Visited_20_Internet_20_Link"><text:span text:style-name="T1">1212 Hooli CirPearl City, HI 96782 1905</text:span></text:a><text:span text:style-name="T1"> </text:span></text:p>
        <text:p text:style-name="P1">Honolulu County Last reported in July of 2002 </text:p>
        <text:p text:style-name="Standard"><text:a xlink:type="simple" xlink:href="https://www.cyberbackgroundchecks.com/address/125-balmoral-dr/montgomery/oh" text:style-name="Internet_20_link" text:visited-style-name="Visited_20_Internet_20_Link"><text:span text:style-name="T1">125 Balmoral DrMontgomery, OH</text:span></text:a><text:span text:style-name="T1"> </text:span></text:p>
        <text:p text:style-name="P1">Clermont County Last reported in June of 2002 </text:p>
        <text:p text:style-name="Standard"><text:a xlink:type="simple" xlink:href="https://www.cyberbackgroundchecks.com/address/2687-cobble-cir-apt-8/moraine/oh" text:style-name="Internet_20_link" text:visited-style-name="Visited_20_Internet_20_Link"><text:span text:style-name="T1">2687 Cobble Cir APT 8Moraine, OH 45439 5169</text:span></text:a><text:span text:style-name="T1"> </text:span></text:p>
        <text:p text:style-name="P1">Montgomery County Last reported in October of 2001 </text:p>
        <text:p text:style-name="Standard"><text:soft-page-break/><text:a xlink:type="simple" xlink:href="https://www.cyberbackgroundchecks.com/address/3161-ala-ilima-st-apt-1714/honolulu/hi" text:style-name="Internet_20_link" text:visited-style-name="Visited_20_Internet_20_Link"><text:span text:style-name="T1">3161 Ala Ilima St APT 1714Honolulu, HI 96818 3014</text:span></text:a><text:span text:style-name="T1"> </text:span></text:p>
        <text:p text:style-name="P1">Honolulu County Last reported in August of 2001 </text:p>
        <text:p text:style-name="Standard"><text:a xlink:type="simple" xlink:href="https://www.cyberbackgroundchecks.com/address/10564-passaic/dayton/oh" text:style-name="Internet_20_link" text:visited-style-name="Visited_20_Internet_20_Link"><text:span text:style-name="T1">10564 PassaicDayton, OH 45424</text:span></text:a><text:span text:style-name="T1"> </text:span></text:p>
        <text:p text:style-name="P1">Montgomery County Last reported in November of 2000 </text:p>
        <text:p text:style-name="Standard"><text:a xlink:type="simple" xlink:href="https://www.cyberbackgroundchecks.com/address/7607-mount-hood/dayton/oh" text:style-name="Internet_20_link" text:visited-style-name="Visited_20_Internet_20_Link"><text:span text:style-name="T1">7607 Mount HoodDayton, OH 45424 6915</text:span></text:a><text:span text:style-name="T1"> </text:span></text:p>
        <text:p text:style-name="P1">Montgomery County Last reported in August of 1998 </text:p>
        <text:p text:style-name="Standard"><text:a xlink:type="simple" xlink:href="https://www.cyberbackgroundchecks.com/address/7606-mount-hood/huber-heights/oh" text:style-name="Internet_20_link" text:visited-style-name="Visited_20_Internet_20_Link"><text:span text:style-name="T1">7606 Mount HoodHuber Heights, OH 45424 6916</text:span></text:a><text:span text:style-name="T1"> </text:span></text:p>
        <text:p text:style-name="P1">Montgomery County Last reported in May of 1998 </text:p>
        <text:p text:style-name="Standard"><text:a xlink:type="simple" xlink:href="https://www.cyberbackgroundchecks.com/address/7606-mount-hood/dayton/oh" text:style-name="Internet_20_link" text:visited-style-name="Visited_20_Internet_20_Link"><text:span text:style-name="T1">7606 Mount HoodDayton, OH 45424 6916</text:span></text:a><text:span text:style-name="T1"> </text:span></text:p>
        <text:p text:style-name="P1">Montgomery County Last reported in December of 2016 </text:p>
        <text:p text:style-name="Standard"><text:a xlink:type="simple" xlink:href="https://www.cyberbackgroundchecks.com/address/10564-po-box/wpafb/oh" text:style-name="Internet_20_link" text:visited-style-name="Visited_20_Internet_20_Link"><text:span text:style-name="T1">10564 Po BoxWpafb, OH 45433</text:span></text:a><text:span text:style-name="T1"> </text:span></text:p>
        <text:p text:style-name="P1">Greene County Last reported in July of 1997 </text:p>
        <text:p text:style-name="Standard"><text:a xlink:type="simple" xlink:href="https://www.cyberbackgroundchecks.com/address/10750-w-interstate-10/san-antonio/tx" text:style-name="Internet_20_link" text:visited-style-name="Visited_20_Internet_20_Link"><text:span text:style-name="T1">10750 W Interstate 10San Antonio, TX 78230 1649</text:span></text:a><text:span text:style-name="T1"> </text:span></text:p>
        <text:p text:style-name="P1">Bexar County Last reported in October of 2017 </text:p>
      </text:section>
      <text:p text:style-name="P1"/>
      <text:p text:style-name="P1">Possible Relatives</text:p>
      <text:p text:style-name="P1">Christina Marie Amato </text:p>
      <text:p text:style-name="P1">| </text:p>
      <text:p text:style-name="P1">Carl J Amato </text:p>
      <text:p text:style-name="P1">| </text:p>
      <text:p text:style-name="P1">Joseph S Amato </text:p>
      <text:p text:style-name="P1">| </text:p>
      <text:p text:style-name="P1">Kristine M Drake </text:p>
      <text:p text:style-name="P1">| </text:p>
      <text:p text:style-name="P1">Vincent M Amato </text:p>
      <text:p text:style-name="P1">| </text:p>
      <text:p text:style-name="P1">Alexander D Drake </text:p>
      <text:p text:style-name="P1">| </text:p>
      <text:p text:style-name="P1">Amy Leigh Flanigan </text:p>
      <text:p text:style-name="P1">| </text:p>
      <text:p text:style-name="P1">Brian E Bearringer </text:p>
      <text:p text:style-name="P1">| </text:p>
      <text:p text:style-name="P1">Carl S Amato </text:p>
      <text:p text:style-name="P1">| </text:p>
      <text:p text:style-name="P1">Cheryl L Bearringer </text:p>
      <text:p text:style-name="P1">| </text:p>
      <text:p text:style-name="P1">Cheryl L Bearringer </text:p>
      <text:p text:style-name="P1"/>
      <text:p text:style-name="P1">Possible Associates</text:p>
      <text:p text:style-name="P1">David Lee Jennings </text:p>
      <text:p text:style-name="P1">| </text:p>
      <text:p text:style-name="P1">Anthony E Granville </text:p>
      <text:p text:style-name="P1">| </text:p>
      <text:p text:style-name="P1">Carolyn S Davis </text:p>
      <text:p text:style-name="P1">| </text:p>
      <text:p text:style-name="P1">Daniel L Sandefur </text:p>
      <text:p text:style-name="P1">| </text:p>
      <text:p text:style-name="P1">Debora Louise Hameed </text:p>
      <text:p text:style-name="P1">| </text:p>
      <text:p text:style-name="P1">Debra K Stomoff </text:p>
      <text:p text:style-name="P1">| </text:p>
      <text:p text:style-name="P1">Eric Dennis </text:p>
      <text:p text:style-name="P1">| </text:p>
      <text:p text:style-name="P1">Herman R Mitchell </text:p>
      <text:p text:style-name="P1">| </text:p>
      <text:p text:style-name="P1">Jennifer A Dennis </text:p>
      <text:p text:style-name="P1">| </text:p>
      <text:p text:style-name="P1">Joan K Granville </text:p>
      <text:p text:style-name="P1">| </text:p>
      <text:p text:style-name="P1">Kimberlee N Mitchell </text:p>
      <text:p text:style-name="P1"/>
      <text:p text:style-name="P1">Possible Businesses</text:p>
      <text:p text:style-name="P1">None found </text:p>
      <text:p text:style-name="P1"/>
      <text:p text:style-name="P1"/>
      <text:p text:style-name="Standard"><text:span text:style-name="Strong_20_Emphasis"><text:span text:style-name="T1">Joseph C Amato</text:span></text:span><text:span text:style-name="T1"> is </text:span><text:span text:style-name="Strong_20_Emphasis"><text:span text:style-name="T1">41</text:span></text:span><text:span text:style-name="T1"> years old. Joseph's phone numbers include </text:span><text:a xlink:type="simple" xlink:href="https://www.cyberbackgroundchecks.com/phone/614-937-0618" text:style-name="Internet_20_link" text:visited-style-name="Visited_20_Internet_20_Link"><text:span text:style-name="T1">(614) 937-0618</text:span></text:a><text:span text:style-name="T1">, </text:span><text:a xlink:type="simple" xlink:href="https://www.cyberbackgroundchecks.com/phone/701-240-0844" text:style-name="Internet_20_link" text:visited-style-name="Visited_20_Internet_20_Link"><text:span text:style-name="T1">(701) 240-0844</text:span></text:a><text:span text:style-name="T1">, </text:span><text:a xlink:type="simple" xlink:href="https://www.cyberbackgroundchecks.com/phone/937-352-6572" text:style-name="Internet_20_link" text:visited-style-name="Visited_20_Internet_20_Link"><text:span text:style-name="T1">(937) 352-6572</text:span></text:a><text:span text:style-name="T1">, </text:span><text:a xlink:type="simple" xlink:href="https://www.cyberbackgroundchecks.com/phone/937-298-7943" text:style-name="Internet_20_link" text:visited-style-name="Visited_20_Internet_20_Link"><text:span text:style-name="T1">(937) 298-7943</text:span></text:a><text:span text:style-name="T1">, Joseph's possible relatives include Christina Marie Amato, Carl J Amato, Joseph S Amato, Kristine M Drake, Vincent M Amato. <text:line-break/><text:line-break/>Joseph's most recent address is </text:span><text:a xlink:type="simple" xlink:href="https://www.cyberbackgroundchecks.com/address/535-van-eaton-rd/xenia/oh" text:style-name="Internet_20_link" text:visited-style-name="Visited_20_Internet_20_Link"><text:span text:style-name="T1">535 Van Eaton Rd, Xenia, OH</text:span></text:a><text:span text:style-name="T1">. Joseph previously lived at </text:span><text:a xlink:type="simple" xlink:href="https://www.cyberbackgroundchecks.com/address/535-van-eaton-rd/sugarcreek-township/oh" text:style-name="Internet_20_link" text:visited-style-name="Visited_20_Internet_20_Link"><text:span text:style-name="T1">535 Van Eaton Rd, Sugarcreek Township, OH</text:span></text:a><text:span text:style-name="T1">. Joseph previously lived at </text:span><text:a xlink:type="simple" xlink:href="https://www.cyberbackgroundchecks.com/address/10750-w-interstate-10/san-antonio/tx" text:style-name="Internet_20_link" text:visited-style-name="Visited_20_Internet_20_Link"><text:span text:style-name="T1">10750 W Interstate 10, San Antonio, TX</text:span></text:a><text:span text:style-name="T1">. </text:span></text:p>
      <text:p text:style-name="Standard"><text:span text:style-name="T1">Directory:  </text:span><text:a xlink:type="simple" xlink:href="https://www.cyberbackgroundchecks.com/names/a" text:style-name="Internet_20_link" text:visited-style-name="Visited_20_Internet_20_Link"><text:span text:style-name="T1">A</text:span></text:a><text:span text:style-name="T1">  </text:span><text:a xlink:type="simple" xlink:href="https://www.cyberbackgroundchecks.com/names/b" text:style-name="Internet_20_link" text:visited-style-name="Visited_20_Internet_20_Link"><text:span text:style-name="T1">B</text:span></text:a><text:span text:style-name="T1">  </text:span><text:a xlink:type="simple" xlink:href="https://www.cyberbackgroundchecks.com/names/c" text:style-name="Internet_20_link" text:visited-style-name="Visited_20_Internet_20_Link"><text:span text:style-name="T1">C</text:span></text:a><text:span text:style-name="T1">  </text:span><text:a xlink:type="simple" xlink:href="https://www.cyberbackgroundchecks.com/names/d" text:style-name="Internet_20_link" text:visited-style-name="Visited_20_Internet_20_Link"><text:span text:style-name="T1">D</text:span></text:a><text:span text:style-name="T1">  </text:span><text:a xlink:type="simple" xlink:href="https://www.cyberbackgroundchecks.com/names/e" text:style-name="Internet_20_link" text:visited-style-name="Visited_20_Internet_20_Link"><text:span text:style-name="T1">E</text:span></text:a><text:span text:style-name="T1">  </text:span><text:a xlink:type="simple" xlink:href="https://www.cyberbackgroundchecks.com/names/f" text:style-name="Internet_20_link" text:visited-style-name="Visited_20_Internet_20_Link"><text:span text:style-name="T1">F</text:span></text:a><text:span text:style-name="T1">  </text:span><text:a xlink:type="simple" xlink:href="https://www.cyberbackgroundchecks.com/names/g" text:style-name="Internet_20_link" text:visited-style-name="Visited_20_Internet_20_Link"><text:span text:style-name="T1">G</text:span></text:a><text:span text:style-name="T1">  </text:span><text:a xlink:type="simple" xlink:href="https://www.cyberbackgroundchecks.com/names/h" text:style-name="Internet_20_link" text:visited-style-name="Visited_20_Internet_20_Link"><text:span text:style-name="T1">H</text:span></text:a><text:span text:style-name="T1">  </text:span><text:a xlink:type="simple" xlink:href="https://www.cyberbackgroundchecks.com/names/i" text:style-name="Internet_20_link" text:visited-style-name="Visited_20_Internet_20_Link"><text:span text:style-name="T1">I</text:span></text:a><text:span text:style-name="T1">  </text:span><text:a xlink:type="simple" xlink:href="https://www.cyberbackgroundchecks.com/names/j" text:style-name="Internet_20_link" text:visited-style-name="Visited_20_Internet_20_Link"><text:span text:style-name="T1">J</text:span></text:a><text:span text:style-name="T1">  </text:span><text:a xlink:type="simple" xlink:href="https://www.cyberbackgroundchecks.com/names/k" text:style-name="Internet_20_link" text:visited-style-name="Visited_20_Internet_20_Link"><text:span text:style-name="T1">K</text:span></text:a><text:span text:style-name="T1">  </text:span><text:a xlink:type="simple" xlink:href="https://www.cyberbackgroundchecks.com/names/l" text:style-name="Internet_20_link" text:visited-style-name="Visited_20_Internet_20_Link"><text:span text:style-name="T1">L</text:span></text:a><text:span text:style-name="T1">  </text:span><text:a xlink:type="simple" xlink:href="https://www.cyberbackgroundchecks.com/names/m" text:style-name="Internet_20_link" text:visited-style-name="Visited_20_Internet_20_Link"><text:span text:style-name="T1">M</text:span></text:a><text:span text:style-name="T1">  </text:span><text:a xlink:type="simple" xlink:href="https://www.cyberbackgroundchecks.com/names/n" text:style-name="Internet_20_link" text:visited-style-name="Visited_20_Internet_20_Link"><text:span text:style-name="T1">N</text:span></text:a><text:span text:style-name="T1">  </text:span><text:a xlink:type="simple" xlink:href="https://www.cyberbackgroundchecks.com/names/o" text:style-name="Internet_20_link" text:visited-style-name="Visited_20_Internet_20_Link"><text:span text:style-name="T1">O</text:span></text:a><text:span text:style-name="T1">  </text:span><text:a xlink:type="simple" xlink:href="https://www.cyberbackgroundchecks.com/names/p" text:style-name="Internet_20_link" text:visited-style-name="Visited_20_Internet_20_Link"><text:span text:style-name="T1">P</text:span></text:a><text:span text:style-name="T1">  </text:span><text:a xlink:type="simple" xlink:href="https://www.cyberbackgroundchecks.com/names/q" text:style-name="Internet_20_link" text:visited-style-name="Visited_20_Internet_20_Link"><text:span text:style-name="T1">Q</text:span></text:a><text:span text:style-name="T1">  </text:span><text:a xlink:type="simple" xlink:href="https://www.cyberbackgroundchecks.com/names/r" text:style-name="Internet_20_link" text:visited-style-name="Visited_20_Internet_20_Link"><text:span text:style-name="T1">R</text:span></text:a><text:span text:style-name="T1">  </text:span><text:a xlink:type="simple" xlink:href="https://www.cyberbackgroundchecks.com/names/s" text:style-name="Internet_20_link" text:visited-style-name="Visited_20_Internet_20_Link"><text:span text:style-name="T1">S</text:span></text:a><text:span text:style-name="T1">  </text:span><text:a xlink:type="simple" xlink:href="https://www.cyberbackgroundchecks.com/names/t" text:style-name="Internet_20_link" text:visited-style-name="Visited_20_Internet_20_Link"><text:span text:style-name="T1">T</text:span></text:a><text:span text:style-name="T1">  </text:span><text:a xlink:type="simple" xlink:href="https://www.cyberbackgroundchecks.com/names/u" text:style-name="Internet_20_link" text:visited-style-name="Visited_20_Internet_20_Link"><text:span text:style-name="T1">U</text:span></text:a><text:span text:style-name="T1">  </text:span><text:a xlink:type="simple" xlink:href="https://www.cyberbackgroundchecks.com/names/v" text:style-name="Internet_20_link" text:visited-style-name="Visited_20_Internet_20_Link"><text:span text:style-name="T1">V</text:span></text:a><text:span text:style-name="T1">  </text:span><text:a xlink:type="simple" xlink:href="https://www.cyberbackgroundchecks.com/names/w" text:style-name="Internet_20_link" text:visited-style-name="Visited_20_Internet_20_Link"><text:span text:style-name="T1">W</text:span></text:a><text:span text:style-name="T1">  </text:span><text:a xlink:type="simple" xlink:href="https://www.cyberbackgroundchecks.com/names/x" text:style-name="Internet_20_link" text:visited-style-name="Visited_20_Internet_20_Link"><text:span text:style-name="T1">X</text:span></text:a><text:span text:style-name="T1">  </text:span><text:a xlink:type="simple" xlink:href="https://www.cyberbackgroundchecks.com/names/y" text:style-name="Internet_20_link" text:visited-style-name="Visited_20_Internet_20_Link"><text:span text:style-name="T1">Y</text:span></text:a><text:span text:style-name="T1">  </text:span><text:a xlink:type="simple" xlink:href="https://www.cyberbackgroundchecks.com/names/z" text:style-name="Internet_20_link" text:visited-style-name="Visited_20_Internet_20_Link"><text:span text:style-name="T1">Z</text:span></text:a><text:span text:style-name="T1">  </text:span></text:p>
      <text:p text:style-name="P1">© 2019 CyberBackgroundCheck, Inc. All rights reserved. </text:p>
      <text:p text:style-name="Standard"><text:span text:style-name="T1">|  </text:span><text:a xlink:type="simple" xlink:href="https://www.cyberbackgroundchecks.com/terms" text:style-name="Internet_20_link" text:visited-style-name="Visited_20_Internet_20_Link"><text:span text:style-name="T1">Terms</text:span></text:a><text:span text:style-name="T1">  |  </text:span><text:a xlink:type="simple" xlink:href="https://www.cyberbackgroundchecks.com/privacy" text:style-name="Internet_20_link" text:visited-style-name="Visited_20_Internet_20_Link"><text:span text:style-name="T1">Privacy</text:span></text:a><text:span text:style-name="T1">  |  </text:span><text:a xlink:type="simple" xlink:href="https://www.cyberbackgroundchecks.com/contact" text:style-name="Internet_20_link" text:visited-style-name="Visited_20_Internet_20_Link"><text:span text:style-name="T1">Contact</text:span></text:a><text:span text:style-name="T1">  | </text:span></text:p>
      <text:p text:style-name="P1"/>
      <text:p text:style-name="P2"><text:bookmark text:name="cch_f24bbd3eb4ff5c4"/>Sure. It's 4402238180 and dmfrindt@gmail.com. </text:p>
      <text:p text:style-name="P1"/>
      <text:p text:style-name="P1"/>
      <text:p text:style-name="P1">Charles A Hammel JR Age: 42 </text:p>
      <text:p text:style-name="P1">Current Address</text:p>
      <text:p text:style-name="Standard"><text:a xlink:type="simple" xlink:href="https://www.cyberbackgroundchecks.com/address/428-w-islay-st-apt-5/santa-barbara/ca" text:style-name="Internet_20_link" text:visited-style-name="Visited_20_Internet_20_Link"><text:span text:style-name="T1">428 W Islay St APT 5Santa Barbara, CA 93101 5808</text:span></text:a><text:span text:style-name="T1"> </text:span></text:p>
      <text:p text:style-name="P1">Santa Barbara County Last reported in November of 2019 </text:p>
      <text:p text:style-name="P1"><text:s/></text:p>
      <text:p text:style-name="P1"/>
      <text:p text:style-name="P1"><text:s/></text:p>
      <text:p text:style-name="P1">Santa Barbara, California</text:p>
      <text:p text:style-name="Standard"><text:span text:style-name="Strong_20_Emphasis"><text:span text:style-name="T1">Population</text:span></text:span><text:span text:style-name="T1"><text:line-break/>91,443<text:line-break/>0.573% growth</text:span></text:p>
      <text:p text:style-name="Standard"><text:span text:style-name="Strong_20_Emphasis"><text:span text:style-name="T1">Median Age</text:span></text:span><text:span text:style-name="T1"><text:line-break/>37.9</text:span></text:p>
      <text:p text:style-name="Standard"><text:span text:style-name="Strong_20_Emphasis"><text:span text:style-name="T1">Median Household Income</text:span></text:span><text:span text:style-name="T1"><text:line-break/>$71,160<text:line-break/>6.34% growth</text:span></text:p>
      <text:p text:style-name="Standard"><text:span text:style-name="Strong_20_Emphasis"><text:span text:style-name="T1">Poverty Rate</text:span></text:span><text:span text:style-name="T1"><text:line-break/>13.7%</text:span></text:p>
      <text:p text:style-name="Standard"><text:span text:style-name="Strong_20_Emphasis"><text:span text:style-name="T1">Number of Employees</text:span></text:span><text:span text:style-name="T1"><text:line-break/>50,705<text:line-break/>3.55% growth</text:span></text:p>
      <text:p text:style-name="Standard"><text:span text:style-name="Strong_20_Emphasis"><text:span text:style-name="T1">Median Property Value</text:span></text:span><text:span text:style-name="T1"><text:line-break/>$934,500<text:line-break/>5.24% growth</text:span></text:p>
      <text:p text:style-name="Standard"><text:a xlink:type="simple" xlink:href="https://www.cyberbackgroundchecks.com/detail/charles-a-hammel/pidnxpppgqzapqpyabapybx#moreCityStateInfo" text:style-name="Internet_20_link" text:visited-style-name="Visited_20_Internet_20_Link"><text:span text:style-name="T1">Read more about Santa Barbara, California...</text:span></text:a><text:span text:style-name="T1"> </text:span></text:p>
      <text:p text:style-name="P1"/>
      <text:p text:style-name="P1">Phone Numbers</text:p>
      <text:p text:style-name="Standard"><text:a xlink:type="simple" xlink:href="https://www.cyberbackgroundchecks.com/phone/216-548-4178" text:style-name="Internet_20_link" text:visited-style-name="Visited_20_Internet_20_Link"><text:span text:style-name="T1">(216) 548-4178</text:span></text:a></text:p>
      <text:p text:style-name="P1">Wireless New Cingular Wireless PCS LLC - IL Last reported in November of 2019 </text:p>
      <text:p text:style-name="Standard"><text:a xlink:type="simple" xlink:href="https://www.cyberbackgroundchecks.com/phone/440-779-4717" text:style-name="Internet_20_link" text:visited-style-name="Visited_20_Internet_20_Link"><text:span text:style-name="T1">(440) 779-4717</text:span></text:a></text:p>
      <text:p text:style-name="P1">LandLine/Services Ameritech Ohio Last reported in January of 2010 </text:p>
      <text:p text:style-name="P1"/>
      <text:p text:style-name="P1">Email Addresses</text:p>
      <text:p text:style-name="P1">None found </text:p>
      <text:p text:style-name="P1"/>
      <text:p text:style-name="P1">Other observed names</text:p>
      <text:p text:style-name="P1">Charles A Hammel</text:p>
      <text:p text:style-name="P1">| </text:p>
      <text:p text:style-name="P1">Charles Hammel</text:p>
      <text:p text:style-name="P1">| </text:p>
      <text:p text:style-name="P1">Charles Hammel JR</text:p>
      <text:p text:style-name="P1"/>
      <text:p text:style-name="P1"/>
      <text:p text:style-name="P1">Address History</text:p>
      <text:p text:style-name="Standard"><text:a xlink:type="simple" xlink:href="https://www.cyberbackgroundchecks.com/address/641-del-monte-ave/santa-barbara/ca" text:style-name="Internet_20_link" text:visited-style-name="Visited_20_Internet_20_Link"><text:span text:style-name="T1">641 Del Monte AveSanta Barbara, CA 93101 4413</text:span></text:a><text:span text:style-name="T1"> </text:span></text:p>
      <text:p text:style-name="P1">Santa Barbara County Last reported in January of 2010 </text:p>
      <text:p text:style-name="Standard"><text:a xlink:type="simple" xlink:href="https://www.cyberbackgroundchecks.com/address/5910-decker-rd/north-olmsted/oh" text:style-name="Internet_20_link" text:visited-style-name="Visited_20_Internet_20_Link"><text:span text:style-name="T1">5910 Decker RdNorth Olmsted, OH 44070 4243</text:span></text:a><text:span text:style-name="T1"> </text:span></text:p>
      <text:p text:style-name="P1">Cuyahoga County Last reported in June of 2001 </text:p>
      <text:p text:style-name="Standard"><text:a xlink:type="simple" xlink:href="https://www.cyberbackgroundchecks.com/address/5101-clement-ave/maple-heights/oh" text:style-name="Internet_20_link" text:visited-style-name="Visited_20_Internet_20_Link"><text:span text:style-name="T1">5101 Clement AveMaple Heights, OH 44137 1319</text:span></text:a><text:span text:style-name="T1"> </text:span></text:p>
      <text:p text:style-name="P1">Cuyahoga County Last reported in February of 2004 </text:p>
      <text:p text:style-name="P1"/>
      <text:p text:style-name="P2">Sage M Northcutt Age: 23 </text:p>
      <text:p text:style-name="P1">Current Address</text:p>
      <text:p text:style-name="Standard"><text:a xlink:type="simple" xlink:href="https://www.cyberbackgroundchecks.com/address/2105-kruppa-rd/la-grange/tx" text:style-name="Internet_20_link" text:visited-style-name="Visited_20_Internet_20_Link"><text:span text:style-name="T1">2105 Kruppa RdLa Grange, TX 78945 6136</text:span></text:a><text:span text:style-name="T1"> </text:span></text:p>
      <text:p text:style-name="P1">Fayette County Last reported in June of 2019 </text:p>
      <text:p text:style-name="P1"><text:s/></text:p>
      <text:p text:style-name="P1"/>
      <text:p text:style-name="P1"><text:s/></text:p>
      <text:p text:style-name="P1">La Grange, Texas</text:p>
      <text:p text:style-name="Standard"><text:span text:style-name="Strong_20_Emphasis"><text:span text:style-name="T1">Population</text:span></text:span><text:span text:style-name="T1"><text:line-break/>4,652<text:line-break/>0.449% decline</text:span></text:p>
      <text:p text:style-name="Standard"><text:span text:style-name="Strong_20_Emphasis"><text:span text:style-name="T1">Median Age</text:span></text:span><text:span text:style-name="T1"><text:line-break/>35.4</text:span></text:p>
      <text:p text:style-name="Standard"><text:span text:style-name="Strong_20_Emphasis"><text:span text:style-name="T1">Median Household Income</text:span></text:span><text:span text:style-name="T1"><text:line-break/>$52,500<text:line-break/>40.7% growth</text:span></text:p>
      <text:p text:style-name="Standard"><text:span text:style-name="Strong_20_Emphasis"><text:span text:style-name="T1">Poverty Rate</text:span></text:span><text:span text:style-name="T1"><text:line-break/>10.8%</text:span></text:p>
      <text:p text:style-name="Standard"><text:span text:style-name="Strong_20_Emphasis"><text:span text:style-name="T1">Number of Employees</text:span></text:span><text:span text:style-name="T1"><text:line-break/>2,031<text:line-break/>8.44% growth</text:span></text:p>
      <text:p text:style-name="Standard"><text:span text:style-name="Strong_20_Emphasis"><text:span text:style-name="T1">Median Property Value</text:span></text:span><text:span text:style-name="T1"><text:line-break/>$153,400<text:line-break/>17.3% growth</text:span></text:p>
      <text:p text:style-name="Standard"><text:a xlink:type="simple" xlink:href="https://www.cyberbackgroundchecks.com/detail/sage-m-northcutt/pidnpalxzazgaxpbxqapqpm#moreCityStateInfo" text:style-name="Internet_20_link" text:visited-style-name="Visited_20_Internet_20_Link"><text:span text:style-name="T1">Read more about La Grange, Texas...</text:span></text:a><text:span text:style-name="T1"> </text:span></text:p>
      <text:p text:style-name="P1"/>
      <text:p text:style-name="P1">Phone Numbers</text:p>
      <text:p text:style-name="Standard"><text:a xlink:type="simple" xlink:href="https://www.cyberbackgroundchecks.com/phone/832-444-3237" text:style-name="Internet_20_link" text:visited-style-name="Visited_20_Internet_20_Link"><text:span text:style-name="T1">(832) 444-3237</text:span></text:a></text:p>
      <text:p text:style-name="P1">Wireless New Cingular Wireless PCS LLC - IL Last reported in November of 2019 </text:p>
      <text:p text:style-name="P1"/>
      <text:p text:style-name="P1">Email Addresses</text:p>
      <text:p text:style-name="P1">None found </text:p>
      <text:p text:style-name="P1"/>
      <text:p text:style-name="P1">Other observed names</text:p>
      <text:p text:style-name="P1">Sage M Northcutt</text:p>
      <text:p text:style-name="P1"/>
      <text:p text:style-name="P1"/>
      <text:p text:style-name="P1">Address History</text:p>
      <text:p text:style-name="Standard"><text:a xlink:type="simple" xlink:href="https://www.cyberbackgroundchecks.com/address/3226-travis-cole-ave/college-station/tx" text:style-name="Internet_20_link" text:visited-style-name="Visited_20_Internet_20_Link"><text:span text:style-name="T1">3226 Travis Cole AveCollege Station, TX 77845 1220</text:span></text:a><text:span text:style-name="T1"> </text:span></text:p>
      <text:p text:style-name="P1">Brazos County Last reported in June of 2019 </text:p>
      <text:p text:style-name="Standard"><text:a xlink:type="simple" xlink:href="https://www.cyberbackgroundchecks.com/address/77845-college-sta/college-station/tx" text:style-name="Internet_20_link" text:visited-style-name="Visited_20_Internet_20_Link"><text:span text:style-name="T1">77845 College StaCollege Station, TX 77845</text:span></text:a><text:span text:style-name="T1"> </text:span></text:p>
      <text:p text:style-name="P1">Brazos County Last reported in March of 2017 </text:p>
      <text:p text:style-name="Standard"><text:a xlink:type="simple" xlink:href="https://www.cyberbackgroundchecks.com/address/903-springhaven-ct/katy/tx" text:style-name="Internet_20_link" text:visited-style-name="Visited_20_Internet_20_Link"><text:span text:style-name="T1">903 Springhaven CtKaty, TX 77494 5004</text:span></text:a><text:span text:style-name="T1"> </text:span></text:p>
      <text:p text:style-name="P1">Fort Bend County Last reported in May of 2014 </text:p>
      <text:p text:style-name="Standard"><text:a xlink:type="simple" xlink:href="https://www.cyberbackgroundchecks.com/address/23914-coastal-mdw/katy/tx" text:style-name="Internet_20_link" text:visited-style-name="Visited_20_Internet_20_Link"><text:span text:style-name="T1">23914 Coastal MdwKaty, TX 77494 0110</text:span></text:a><text:span text:style-name="T1"> </text:span></text:p>
      <text:p text:style-name="P1">Fort Bend County Last reported in July of 2013 </text:p>
      <text:p text:style-name="Standard"><text:a xlink:type="simple" xlink:href="https://www.cyberbackgroundchecks.com/address/565-s-mason-rd/katy/tx" text:style-name="Internet_20_link" text:visited-style-name="Visited_20_Internet_20_Link"><text:span text:style-name="T1">565 S Mason RdKaty, TX 77450 2437</text:span></text:a><text:span text:style-name="T1"> </text:span></text:p>
      <text:p text:style-name="P1">Harris County Last reported in April of 2012 </text:p>
      <text:section text:style-name="Sect1" text:name="392913e4-663b-4e5f-bb89-8580f7b34745">
        <text:p text:style-name="P1"/>
      </text:section>
      <text:p text:style-name="P1"/>
      <text:p text:style-name="P1">Possible Relatives</text:p>
      <text:p text:style-name="P1">Colbey A Northcutt </text:p>
      <text:p text:style-name="P1">| </text:p>
      <text:p text:style-name="P1">Mark Northcutt </text:p>
      <text:p text:style-name="P1">| </text:p>
      <text:p text:style-name="P1">Mark M Northcutt </text:p>
      <text:p text:style-name="P1">| </text:p>
      <text:p text:style-name="P1">Rebecca L Northcutt </text:p>
      <text:p text:style-name="P1">| </text:p>
      <text:p text:style-name="P1">Sage M Northcutt </text:p>
      <text:p text:style-name="P1">| </text:p>
      <text:p text:style-name="P1">Shaun Northcutt </text:p>
      <text:p text:style-name="P1">| </text:p>
      <text:p text:style-name="P1">Fred M Northcutt JR </text:p>
      <text:p text:style-name="P1">| </text:p>
      <text:p text:style-name="P1">Georgia W Cox </text:p>
      <text:p text:style-name="P1">| </text:p>
      <text:p text:style-name="P1">Lavonne Cay Cox </text:p>
      <text:p text:style-name="P1">| </text:p>
      <text:p text:style-name="P1">Barbara A Pesson </text:p>
      <text:p text:style-name="P1">| </text:p>
      <text:p text:style-name="P1">Brandy M Cox </text:p>
      <text:p text:style-name="P1"/>
      <text:p text:style-name="P1">Possible Associates</text:p>
      <text:p text:style-name="P1">None found </text:p>
      <text:p text:style-name="P1"/>
      <text:p text:style-name="P1">Possible Businesses</text:p>
      <text:p text:style-name="P1">None found </text:p>
      <text:p text:style-name="P1"/>
      <text:p text:style-name="P1"/>
      <text:p text:style-name="Standard"><text:span text:style-name="Strong_20_Emphasis"><text:span text:style-name="T1">Sage M Northcutt</text:span></text:span><text:span text:style-name="T1"> is </text:span><text:span text:style-name="Strong_20_Emphasis"><text:span text:style-name="T1">23</text:span></text:span><text:span text:style-name="T1"> years old. Sage's phone numbers include </text:span><text:a xlink:type="simple" xlink:href="https://www.cyberbackgroundchecks.com/phone/832-444-3237" text:style-name="Internet_20_link" text:visited-style-name="Visited_20_Internet_20_Link"><text:span text:style-name="T1">(832) 444-3237</text:span></text:a><text:span text:style-name="T1">, Sage's possible relatives include Colbey A Northcutt, Mark Northcutt, Mark M Northcutt, Rebecca L Northcutt, Sage M Northcutt. <text:line-break/><text:line-break/>Sage's most recent address is </text:span><text:a xlink:type="simple" xlink:href="https://www.cyberbackgroundchecks.com/address/2105-kruppa-rd/la-grange/tx" text:style-name="Internet_20_link" text:visited-style-name="Visited_20_Internet_20_Link"><text:span text:style-name="T1">2105 Kruppa Rd, La Grange, TX</text:span></text:a><text:span text:style-name="T1">. Sage previously lived at </text:span><text:a xlink:type="simple" xlink:href="https://www.cyberbackgroundchecks.com/address/3226-travis-cole-ave/college-station/tx" text:style-name="Internet_20_link" text:visited-style-name="Visited_20_Internet_20_Link"><text:span text:style-name="T1">3226 Travis Cole Ave, College Station, TX</text:span></text:a><text:span text:style-name="T1"> for 2 years. Sage previously lived at </text:span><text:a xlink:type="simple" xlink:href="https://www.cyberbackgroundchecks.com/address/77845-college-sta/college-station/tx" text:style-name="Internet_20_link" text:visited-style-name="Visited_20_Internet_20_Link"><text:span text:style-name="T1">77845 College Sta, College Station, TX</text:span></text:a><text:span text:style-name="T1">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26:30.970000000</meta:creation-date>
    <dc:date>2019-12-18T07:17:17.336000000</dc:date>
    <meta:editing-duration>PT30M13S</meta:editing-duration>
    <meta:editing-cycles>4</meta:editing-cycles>
    <meta:generator>LibreOffice/6.2.5.2$Windows_X86_64 LibreOffice_project/1ec314fa52f458adc18c4f025c545a4e8b22c159</meta:generator>
    <meta:print-date>2019-12-18T07:17:51.273000000</meta:print-date>
    <meta:document-statistic meta:table-count="0" meta:image-count="0" meta:object-count="0" meta:page-count="6" meta:paragraph-count="320" meta:word-count="1890" meta:character-count="11086" meta:non-whitespace-character-count="9290"/>
  </office:meta>
</office:document-meta>
</file>